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659" officeooo:paragraph-rsid="001bd659"/>
    </style:style>
    <style:style style:name="P2" style:family="paragraph" style:parent-style-name="Standard" style:list-style-name="L2">
      <style:text-properties officeooo:rsid="001bd659" officeooo:paragraph-rsid="001bd659"/>
    </style:style>
    <style:style style:name="P3" style:family="paragraph" style:parent-style-name="Standard" style:list-style-name="L2">
      <style:text-properties officeooo:rsid="001ca01e" officeooo:paragraph-rsid="001ca01e"/>
    </style:style>
    <style:style style:name="P4" style:family="paragraph" style:parent-style-name="Standard">
      <style:text-properties officeooo:rsid="001ca01e" officeooo:paragraph-rsid="001ca01e"/>
    </style:style>
    <style:style style:name="P5" style:family="paragraph" style:parent-style-name="Standard" style:list-style-name="L2">
      <style:text-properties officeooo:rsid="001d314d" officeooo:paragraph-rsid="001d314d"/>
    </style:style>
    <style:style style:name="P6" style:family="paragraph" style:parent-style-name="Standard" style:list-style-name="L2">
      <style:text-properties officeooo:rsid="001e01dc" officeooo:paragraph-rsid="001e01dc"/>
    </style:style>
    <style:style style:name="P7" style:family="paragraph" style:parent-style-name="Standard" style:list-style-name="L2">
      <style:text-properties officeooo:rsid="001ff788" officeooo:paragraph-rsid="001ff788"/>
    </style:style>
    <style:style style:name="P8" style:family="paragraph" style:parent-style-name="Standard" style:list-style-name="L2">
      <style:text-properties officeooo:rsid="002041fe" officeooo:paragraph-rsid="002041fe"/>
    </style:style>
    <style:style style:name="T1" style:family="text">
      <style:text-properties officeooo:rsid="001d314d"/>
    </style:style>
    <style:style style:name="T2" style:family="text">
      <style:text-properties officeooo:rsid="002041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ed Mechanical Engineering</text:p>
      <text:p text:style-name="P1"/>
      <text:list xml:id="list4156891160574798256" text:style-name="L2">
        <text:list-item>
          <text:p text:style-name="P2">Introduction</text:p>
          <text:list>
            <text:list-item>
              <text:p text:style-name="P2">Why?</text:p>
            </text:list-item>
            <text:list-item>
              <text:p text:style-name="P2">Historical Perspectives</text:p>
            </text:list-item>
            <text:list-item>
              <text:p text:style-name="P7">Is there such a thing as optimal design?</text:p>
            </text:list-item>
            <text:list-item>
              <text:p text:style-name="P7">Can you learn the art/science of design?</text:p>
            </text:list-item>
            <text:list-item>
              <text:p text:style-name="P3">How to Design a Component</text:p>
            </text:list-item>
          </text:list>
        </text:list-item>
        <text:list-item>
          <text:p text:style-name="P6">Manufacturing Techniques</text:p>
          <text:list>
            <text:list-item>
              <text:p text:style-name="P3">Hand Tools</text:p>
              <text:list>
                <text:list-item>
                  <text:p text:style-name="P6">Manual</text:p>
                </text:list-item>
                <text:list-item>
                  <text:p text:style-name="P6">Electric</text:p>
                </text:list-item>
                <text:list-item>
                  <text:p text:style-name="P6">Pneumatic</text:p>
                </text:list-item>
              </text:list>
            </text:list-item>
            <text:list-item>
              <text:p text:style-name="P3">Machine Tools</text:p>
              <text:list>
                <text:list-item>
                  <text:p text:style-name="P3">Lathe</text:p>
                </text:list-item>
                <text:list-item>
                  <text:p text:style-name="P3">Shaper</text:p>
                </text:list-item>
                <text:list-item>
                  <text:p text:style-name="P3">Horizontal Milling Machine</text:p>
                </text:list-item>
                <text:list-item>
                  <text:p text:style-name="P3">Vertical Milling Machine</text:p>
                </text:list-item>
                <text:list-item>
                  <text:p text:style-name="P3">Hobbing Machine</text:p>
                </text:list-item>
              </text:list>
            </text:list-item>
            <text:list-item>
              <text:p text:style-name="P6">Molten Methods</text:p>
              <text:list>
                <text:list-item>
                  <text:p text:style-name="P6">Casting</text:p>
                </text:list-item>
                <text:list-item>
                  <text:p text:style-name="P6">Injection molding</text:p>
                </text:list-item>
              </text:list>
            </text:list-item>
            <text:list-item>
              <text:p text:style-name="P6">Forming</text:p>
              <text:list>
                <text:list-item>
                  <text:p text:style-name="P6">Press</text:p>
                </text:list-item>
                <text:list-item>
                  <text:p text:style-name="P6">Hydro-Forming</text:p>
                </text:list-item>
              </text:list>
            </text:list-item>
            <text:list-item>
              <text:p text:style-name="P6">Cutting</text:p>
              <text:list>
                <text:list-item>
                  <text:p text:style-name="P6">Shear</text:p>
                  <text:list>
                    <text:list-item>
                      <text:p text:style-name="P6">Shearing</text:p>
                    </text:list-item>
                    <text:list-item>
                      <text:p text:style-name="P6">Stamping</text:p>
                    </text:list-item>
                  </text:list>
                </text:list-item>
                <text:list-item>
                  <text:p text:style-name="P6">Saws</text:p>
                  <text:list>
                    <text:list-item>
                      <text:p text:style-name="P6">Band Saw</text:p>
                      <text:list>
                        <text:list-item>
                          <text:p text:style-name="P6">Vertical </text:p>
                        </text:list-item>
                        <text:list-item>
                          <text:p text:style-name="P6">Horizontal</text:p>
                        </text:list-item>
                      </text:list>
                    </text:list-item>
                    <text:list-item>
                      <text:p text:style-name="P6">Circular Saw</text:p>
                      <text:list>
                        <text:list-item>
                          <text:p text:style-name="P6">Dry</text:p>
                        </text:list-item>
                        <text:list-item>
                          <text:p text:style-name="P6">Cold</text:p>
                        </text:list-item>
                      </text:list>
                    </text:list-item>
                  </text:list>
                </text:list-item>
                <text:list-item>
                  <text:p text:style-name="P6">Cutting Tables</text:p>
                  <text:list>
                    <text:list-item>
                      <text:p text:style-name="P6">Plasma</text:p>
                    </text:list-item>
                    <text:list-item>
                      <text:p text:style-name="P6">Water jet</text:p>
                    </text:list-item>
                    <text:list-item>
                      <text:p text:style-name="P6">Laser</text:p>
                    </text:list-item>
                  </text:list>
                </text:list-item>
              </text:list>
            </text:list-item>
            <text:list-item>
              <text:p text:style-name="P6">Abrasives</text:p>
              <text:list>
                <text:list-item>
                  <text:p text:style-name="P6">Grinding</text:p>
                </text:list-item>
                <text:list-item>
                  <text:p text:style-name="P6">Sanding</text:p>
                </text:list-item>
                <text:list-item>
                  <text:p text:style-name="P6">Polishing</text:p>
                </text:list-item>
              </text:list>
            </text:list-item>
          </text:list>
        </text:list-item>
        <text:list-item>
          <text:p text:style-name="P3">Materials</text:p>
          <text:list>
            <text:list-item>
              <text:p text:style-name="P3"><text:soft-page-break/>What affects material selections</text:p>
            </text:list-item>
            <text:list-item>
              <text:p text:style-name="P3">Common Materials</text:p>
              <text:list>
                <text:list-item>
                  <text:p text:style-name="P3">Steel</text:p>
                </text:list-item>
                <text:list-item>
                  <text:p text:style-name="P3">Stainless Steel</text:p>
                </text:list-item>
                <text:list-item>
                  <text:p text:style-name="P3">Aluminum</text:p>
                </text:list-item>
                <text:list-item>
                  <text:p text:style-name="P3">Plastic</text:p>
                  <text:list>
                    <text:list-item>
                      <text:p text:style-name="P3">PVC</text:p>
                    </text:list-item>
                    <text:list-item>
                      <text:p text:style-name="P3">ABS</text:p>
                    </text:list-item>
                    <text:list-item>
                      <text:p text:style-name="P3">PMMA</text:p>
                    </text:list-item>
                    <text:list-item>
                      <text:p text:style-name="P3">PolyEthylene (Family)</text:p>
                    </text:list-item>
                    <text:list-item>
                      <text:p text:style-name="P3">Nylon (Family)</text:p>
                    </text:list-item>
                    <text:list-item>
                      <text:p text:style-name="P3">PTFE</text:p>
                    </text:list-item>
                    <text:list-item>
                      <text:p text:style-name="P3">Poly-Carbonate</text:p>
                    </text:list-item>
                  </text:list>
                </text:list-item>
                <text:list-item>
                  <text:p text:style-name="P3">Wood</text:p>
                </text:list-item>
              </text:list>
            </text:list-item>
          </text:list>
        </text:list-item>
        <text:list-item>
          <text:p text:style-name="P3">Component Assembly</text:p>
          <text:list>
            <text:list-item>
              <text:p text:style-name="P3">Nuts, Bolts, and screws</text:p>
            </text:list-item>
            <text:list-item>
              <text:p text:style-name="P3">Fits (Press, Thermal, <text:span text:style-name="T2">Pins, </text:span>etc...)</text:p>
            </text:list-item>
            <text:list-item>
              <text:p text:style-name="P3">Binding</text:p>
              <text:list>
                <text:list-item>
                  <text:p text:style-name="P3">Bailing wire</text:p>
                </text:list-item>
                <text:list-item>
                  <text:p text:style-name="P3">Staples</text:p>
                </text:list-item>
                <text:list-item>
                  <text:p text:style-name="P3">Clamps</text:p>
                </text:list-item>
              </text:list>
            </text:list-item>
            <text:list-item>
              <text:p text:style-name="P3">Glues and Epoxies</text:p>
            </text:list-item>
          </text:list>
        </text:list-item>
        <text:list-item>
          <text:p text:style-name="P5">Drawings</text:p>
          <text:list>
            <text:list-item>
              <text:p text:style-name="P5">What is important in a drawing</text:p>
            </text:list-item>
            <text:list-item>
              <text:p text:style-name="P5">How to Dimension your Drawings</text:p>
            </text:list-item>
            <text:list-item>
              <text:p text:style-name="P6">Tolerances</text:p>
            </text:list-item>
            <text:list-item>
              <text:p text:style-name="P6">Surface Finishes</text:p>
            </text:list-item>
            <text:list-item>
              <text:p text:style-name="P5">GD&amp;T</text:p>
            </text:list-item>
          </text:list>
        </text:list-item>
        <text:list-item>
          <text:p text:style-name="P8">Component Cost Analysis</text:p>
          <text:list>
            <text:list-item>
              <text:p text:style-name="P8">Economies of Scale</text:p>
            </text:list-item>
            <text:list-item>
              <text:p text:style-name="P8">Fabrication Success Rate</text:p>
            </text:list-item>
            <text:list-item>
              <text:p text:style-name="P8">Raw Material Costs</text:p>
            </text:list-item>
            <text:list-item>
              <text:p text:style-name="P8">Reusing “Scrap”</text:p>
            </text:list-item>
          </text:list>
        </text:list-item>
        <text:list-item>
          <text:p text:style-name="P3">How to Design an Assembly</text:p>
          <text:list>
            <text:list-item>
              <text:p text:style-name="P3">What to Design – What to Buy</text:p>
            </text:list-item>
            <text:list-item>
              <text:p text:style-name="P3">Off the Shelf Components</text:p>
            </text:list-item>
            <text:list-item>
              <text:p text:style-name="P3">Choosing an assembly method</text:p>
            </text:list-item>
          </text:list>
        </text:list-item>
        <text:list-item>
          <text:p text:style-name="P3">Mechanical Engineers must be more</text:p>
          <text:list>
            <text:list-item>
              <text:p text:style-name="P3"><text:span text:style-name="T1">Introduction to </text:span>Electrical <text:span text:style-name="T1">Engineering</text:span></text:p>
              <text:list>
                <text:list-item>
                  <text:p text:style-name="P5">AC – DC</text:p>
                </text:list-item>
                <text:list-item>
                  <text:p text:style-name="P5">Ohms Law</text:p>
                </text:list-item>
                <text:list-item>
                  <text:p text:style-name="P5">What is Digital Electronics?</text:p>
                </text:list-item>
                <text:list-item>
                  <text:p text:style-name="P5">Voltage and Amperage Requirements</text:p>
                </text:list-item>
              </text:list>
            </text:list-item>
            <text:list-item>
              <text:p text:style-name="P3">Motors</text:p>
              <text:list>
                <text:list-item>
                  <text:p text:style-name="P3">DC</text:p>
                </text:list-item>
                <text:list-item>
                  <text:p text:style-name="P3"><text:soft-page-break/>AC </text:p>
                </text:list-item>
                <text:list-item>
                  <text:p text:style-name="P3">Servo</text:p>
                </text:list-item>
                <text:list-item>
                  <text:p text:style-name="P3">Stepper</text:p>
                </text:list-item>
                <text:list-item>
                  <text:p text:style-name="P3">Selection Process</text:p>
                </text:list-item>
              </text:list>
            </text:list-item>
            <text:list-item>
              <text:p text:style-name="P5">Sensors</text:p>
              <text:list>
                <text:list-item>
                  <text:p text:style-name="P5">Pressure</text:p>
                </text:list-item>
                <text:list-item>
                  <text:p text:style-name="P5">Thermal</text:p>
                </text:list-item>
                <text:list-item>
                  <text:p text:style-name="P8">Position, Velocity, Acceleration</text:p>
                </text:list-item>
                <text:list-item>
                  <text:p text:style-name="P8">Calibration</text:p>
                  <text:list>
                    <text:list-item>
                      <text:p text:style-name="P8">NIST</text:p>
                    </text:list-item>
                    <text:list-item>
                      <text:p text:style-name="P8">ISO</text:p>
                    </text:list-item>
                    <text:list-item>
                      <text:p text:style-name="P8">Calibration services</text:p>
                    </text:list-item>
                  </text:list>
                </text:list-item>
              </text:list>
            </text:list-item>
            <text:list-item>
              <text:p text:style-name="P5">Digital Electronics</text:p>
              <text:list>
                <text:list-item>
                  <text:p text:style-name="P5">What is binary?</text:p>
                </text:list-item>
                <text:list-item>
                  <text:p text:style-name="P5">Serial vs Parallel</text:p>
                </text:list-item>
                <text:list-item>
                  <text:p text:style-name="P5"/>
                </text:list-item>
              </text:list>
            </text:list-item>
            <text:list-item>
              <text:p text:style-name="P3">Process Controller<text:span text:style-name="T1">s</text:span></text:p>
              <text:list>
                <text:list-item>
                  <text:p text:style-name="P5">Microcontrollers</text:p>
                  <text:list>
                    <text:list-item>
                      <text:p text:style-name="P5">Arduino</text:p>
                    </text:list-item>
                  </text:list>
                </text:list-item>
                <text:list-item>
                  <text:p text:style-name="P5">PID (Proportional – Integral – Derivative) Controllers</text:p>
                </text:list-item>
              </text:list>
            </text:list-item>
            <text:list-item>
              <text:p text:style-name="P5">Data Acquisition</text:p>
              <text:list>
                <text:list-item>
                  <text:p text:style-name="P5">Nyquist Criterion</text:p>
                </text:list-item>
                <text:list-item>
                  <text:p text:style-name="P5">Analog to Digital Converters</text:p>
                </text:list-item>
                <text:list-item>
                  <text:p text:style-name="P5">Multiplexing</text:p>
                  <text:p text:style-name="P5"/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3:16:50.819760382</meta:creation-date>
    <dc:date>2015-03-30T00:19:03.388641765</dc:date>
    <meta:editing-duration>PT59M9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3" meta:paragraph-count="114" meta:word-count="345" meta:character-count="1725" meta:non-whitespace-character-count="1599"/>
  </office:meta>
</office:document-meta>
</file>